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Liberation Serif" style:font-name-complex="Liberation Serif" fo:font-weight="bold" style:font-weight-asian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style:font-name="Liberation Serif" style:font-name-complex="Liberation Serif" fo:font-size="12pt" style:font-size-asian="12pt"/>
    </style:style>
    <style:style style:name="P6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7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8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9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10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style:font-name="Liberation Serif" style:font-name-complex="Liberation Serif" fo:font-size="12pt" style:font-size-asian="12pt"/>
    </style:style>
    <style:style style:name="P11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12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13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14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15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16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17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18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19" style:parent-style-name="Paragraphedeliste" style:list-style-name="LFO1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20" style:parent-style-name="Paragraphedeliste" style:list-style-name="LFO1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21" style:parent-style-name="Paragraphedeliste" style:list-style-name="LFO1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22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23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24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25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26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P27" style:parent-style-name="Normal" style:family="paragraph">
      <style:paragraph-properties fo:margin-bottom="0in" fo:line-height="100%"/>
      <style:text-properties style:font-name="Liberation Serif" style:font-name-complex="Liberation Serif" fo:font-size="12pt" style:font-size-asian="12pt"/>
    </style:style>
    <style:style style:name="T28" style:parent-style-name="Policepardéfaut" style:family="text">
      <style:text-properties style:font-name="Liberation Serif" style:font-name-complex="Liberation Serif" fo:font-size="12pt" style:font-size-asian="12pt"/>
    </style:style>
  </office:automatic-styles>
  <office:body>
    <office:text text:use-soft-page-breaks="true">
      <text:p text:style-name="P1">TP 4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Etape 4 :</text:p>
      <text:p text:style-name="P13"/>
      <text:p text:style-name="P14">Dans le métagabbro du massif du Queyras, j’ai identifié du glaucophane.</text:p>
      <text:p text:style-name="P15">Dans le métagabbro du Mont Viso, j’ai identifié du grenat et de la jadéite.</text:p>
      <text:p text:style-name="P16">Et dans le métagabbro du massif du Chenaillet, j’ai identifié de la hornblende.</text:p>
      <text:p text:style-name="P17"/>
      <text:p text:style-name="P18">Grâce aux domaines de stabilité des minéraux dans le diagramme pression-température, je déduis<text:s/>que :</text:p>
      <text:list text:style-name="LFO1" text:continue-numbering="true">
        <text:list-item>
          <text:p text:style-name="P19">Le métagabbro du massif du Queyras se situe dans les zones I,<text:s/>II<text:s/>et III<text:s/>du diagramme, soit à une température entre 100 et 500°C et à une pression entre 0.5 et 2.5 GPa</text:p>
        </text:list-item>
        <text:list-item>
          <text:p text:style-name="P20">Celui du Mont Viso se situe dans les zones III et VI, soit à une température entre 200 et 1300°C et à une pression entre 1 et plus de 2 GPa</text:p>
        </text:list-item>
        <text:list-item>
          <text:p text:style-name="P21">Et celui du massif du Chenaillet se situe dans la zone V, soit à une température entre 400 et 700°C et à une pression entre 0 et 1 GPa</text:p>
        </text:list-item>
      </text:list>
      <text:p text:style-name="P22"/>
      <text:p text:style-name="P23">Et je sais que le gabbro océanique se situe à une température d’environ 1000°C et à une pression d’environ 0.25 GPa.</text:p>
      <text:p text:style-name="P24"/>
      <text:p text:style-name="P25">Je constate donc que les métagabbros ont été soumis à une pression plus grande qu’un gabbro océanique.</text:p>
      <text:p text:style-name="P26">La pression et la profondeur sont liés, donc les métagabbros étaient à une profondeur plus élevée que le gabbro océanique.</text:p>
      <text:p text:style-name="P27"/>
      <text:p text:style-name="Normal"><text:span text:style-name="T28">Cela est pour moi un argument suffisant pour justifier la provenance d’une ancienne zone de subduc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steàpuces" style:display-name="Liste à puces" style:family="paragraph" style:parent-style-name="Normal" style:list-style-name="LFO2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text-properties style:font-name="Liberation Serif" style:font-name-complex="Liberation Serif" fo:font-size="12pt" style:font-size-asian="12pt"/>
    </style:style>
    <style:style style:name="P3" style:parent-style-name="En-tête" style:family="paragraph">
      <style:text-properties style:font-name="Liberation Serif" style:font-name-complex="Liberation Serif" fo:font-size="12pt" style:font-size-asian="12pt"/>
    </style:style>
    <style:style style:name="P4" style:parent-style-name="En-tête" style:family="paragraph">
      <style:text-properties style:font-name="Liberation Serif" style:font-name-complex="Liberation Serif" fo:font-size="12pt" style:font-size-asian="12pt"/>
    </style:style>
  </office:automatic-styles>
  <office:master-styles>
    <style:master-page style:name="MP0" style:page-layout-name="PL0">
      <style:header>
        <text:p text:style-name="P2">GARNIER</text:p>
        <text:p text:style-name="P3">Thomas</text:p>
        <text:p text:style-name="P4">TS3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Garnier</meta:initial-creator>
    <dc:creator>Thomas Garnier</dc:creator>
    <meta:creation-date>2018-09-26T12:58:00Z</meta:creation-date>
    <dc:date>2018-09-26T12:58:00Z</dc:date>
    <meta:template xlink:href="Normal.dotm" xlink:type="simple"/>
    <meta:editing-cycles>2</meta:editing-cycles>
    <meta:editing-duration>PT0S</meta:editing-duration>
    <meta:document-statistic meta:page-count="1" meta:paragraph-count="2" meta:word-count="191" meta:character-count="1243" meta:row-count="8" meta:non-whitespace-character-count="1054"/>
  </office:meta>
</office:document-meta>
</file>